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D0000020CCCC820560B905B82.png" manifest:media-type="image/png"/>
  <manifest:file-entry manifest:full-path="Pictures/10000000000004A7000001F5AA1BD832F741FE91.png" manifest:media-type="image/png"/>
  <manifest:file-entry manifest:full-path="Pictures/10000000000004A9000001FD628AE8887A770C71.png" manifest:media-type="image/png"/>
  <manifest:file-entry manifest:full-path="Pictures/100000000000059900000331E25EE3AAC5D76C9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fo:break-before="page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09e22" officeooo:paragraph-rsid="00109e22"/>
    </style:style>
    <style:style style:name="P2" style:family="paragraph" style:parent-style-name="Table_20_Contents">
      <style:paragraph-properties fo:text-align="center" style:justify-single-word="false"/>
      <style:text-properties officeooo:rsid="00117701" officeooo:paragraph-rsid="001177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12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draw:frame draw:style-name="fr2" draw:name="Image4" text:anchor-type="paragraph" svg:width="16.806cm" svg:height="7.456cm" draw:z-index="3"><draw:image xlink:href="Pictures/100000000000049D0000020CCCC820560B905B82.png" xlink:type="simple" xlink:show="embed" xlink:actuate="onLoad"/></draw:frame>5V@2,5A</text:p>
          </table:table-cell>
        </table:table-row>
        <table:table-row>
          <table:table-cell table:style-name="Tableau1.A2" office:value-type="string">
            <text:p text:style-name="P1"><draw:frame draw:style-name="fr2" draw:name="Image2" text:anchor-type="paragraph" svg:width="16.806cm" svg:height="7.07cm" draw:z-index="2"><draw:image xlink:href="Pictures/10000000000004A7000001F5AA1BD832F741FE91.png" xlink:type="simple" xlink:show="embed" xlink:actuate="onLoad"/></draw:frame>6V5@5A</text:p>
          </table:table-cell>
        </table:table-row>
        <table:table-row>
          <table:table-cell table:style-name="Tableau1.A2" office:value-type="string">
            <text:p text:style-name="P1"><draw:frame draw:style-name="fr2" draw:name="Image1" text:anchor-type="paragraph" svg:width="16.806cm" svg:height="7.17cm" draw:z-index="1"><draw:image xlink:href="Pictures/10000000000004A9000001FD628AE8887A770C71.png" xlink:type="simple" xlink:show="embed" xlink:actuate="onLoad"/></draw:frame>7V5@2A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draw:frame draw:style-name="fr1" draw:name="Image3" text:anchor-type="paragraph" svg:x="-0.025cm" svg:y="0.011cm" svg:width="16.806cm" svg:height="9.513cm" draw:z-index="0"><draw:image xlink:href="Pictures/100000000000059900000331E25EE3AAC5D76C91.png" xlink:type="simple" xlink:show="embed" xlink:actuate="onLoad"/></draw:frame>24V@2A5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mbria" svg:font-family="Cambria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RENAUDIN</meta:initial-creator>
    <meta:creation-date>2017-03-02T15:45:27.580000000</meta:creation-date>
    <dc:date>2017-03-28T18:13:54.492000000</dc:date>
    <dc:creator>Philippe RENAUDIN</dc:creator>
    <meta:editing-duration>PT23H25M21S</meta:editing-duration>
    <meta:editing-cycles>5</meta:editing-cycles>
    <meta:generator>LibreOffice/5.0.5.2$Windows_x86 LibreOffice_project/55b006a02d247b5f7215fc6ea0fde844b30035b3</meta:generator>
    <meta:printed-by>Philippe RENAUDIN</meta:printed-by>
    <meta:print-date>2017-03-27T15:28:42.868000000</meta:print-date>
    <meta:document-statistic meta:table-count="2" meta:image-count="4" meta:object-count="0" meta:page-count="2" meta:paragraph-count="4" meta:word-count="4" meta:character-count="26" meta:non-whitespace-character-count="26"/>
  </office:meta>
</office:document-meta>
</file>